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18b" officeooo:paragraph-rsid="0006618b"/>
    </style:style>
    <style:style style:name="P2" style:family="paragraph" style:parent-style-name="Standard">
      <style:text-properties officeooo:rsid="0007147e" officeooo:paragraph-rsid="0007147e"/>
    </style:style>
    <style:style style:name="P3" style:family="paragraph" style:parent-style-name="Standard">
      <style:text-properties officeooo:rsid="00078019" officeooo:paragraph-rsid="00078019"/>
    </style:style>
    <style:style style:name="P4" style:family="paragraph" style:parent-style-name="Standard">
      <style:text-properties officeooo:rsid="000af433" officeooo:paragraph-rsid="000af433"/>
    </style:style>
    <style:style style:name="P5" style:family="paragraph" style:parent-style-name="Standard">
      <style:text-properties officeooo:rsid="000bfa61" officeooo:paragraph-rsid="000bfa61"/>
    </style:style>
    <style:style style:name="P6" style:family="paragraph" style:parent-style-name="Standard">
      <style:text-properties officeooo:rsid="00078019" officeooo:paragraph-rsid="00078019"/>
    </style:style>
    <style:style style:name="P7" style:family="paragraph" style:parent-style-name="Standard">
      <style:text-properties officeooo:rsid="00078019" officeooo:paragraph-rsid="000f572d"/>
    </style:style>
    <style:style style:name="P8" style:family="paragraph" style:parent-style-name="Standard">
      <style:text-properties officeooo:rsid="000af433" officeooo:paragraph-rsid="000af433"/>
    </style:style>
    <style:style style:name="P9" style:family="paragraph" style:parent-style-name="Standard">
      <style:text-properties officeooo:rsid="000da711" officeooo:paragraph-rsid="000da711"/>
    </style:style>
    <style:style style:name="P10" style:family="paragraph" style:parent-style-name="Standard">
      <style:text-properties officeooo:rsid="000bfa61" officeooo:paragraph-rsid="000bfa61"/>
    </style:style>
    <style:style style:name="P11" style:family="paragraph" style:parent-style-name="Standard">
      <style:text-properties officeooo:rsid="00119ea6" officeooo:paragraph-rsid="00119ea6"/>
    </style:style>
    <style:style style:name="T1" style:family="text">
      <style:text-properties officeooo:rsid="0007147e"/>
    </style:style>
    <style:style style:name="T2" style:family="text">
      <style:text-properties officeooo:rsid="000af433"/>
    </style:style>
    <style:style style:name="T3" style:family="text">
      <style:text-properties officeooo:rsid="000c5739"/>
    </style:style>
    <style:style style:name="T4" style:family="text">
      <style:text-properties officeooo:rsid="000d273a"/>
    </style:style>
    <style:style style:name="T5" style:family="text">
      <style:text-properties officeooo:rsid="000da711"/>
    </style:style>
    <style:style style:name="T6" style:family="text">
      <style:text-properties officeooo:rsid="000f572d"/>
    </style:style>
    <style:style style:name="T7" style:family="text">
      <style:text-properties officeooo:rsid="0010c8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Plan</text:p>
      <text:p text:style-name="P1"/>
      <text:p text:style-name="P1">Week 1: </text:p>
      <text:p text:style-name="P1">Introductions/<text:span text:style-name="T1">survey</text:span></text:p>
      <text:p text:style-name="P1">Show <text:span text:style-name="T1">projects we’ll work on</text:span></text:p>
      <text:p text:style-name="P2">What is electricity – water analogy</text:p>
      <text:p text:style-name="P2">Ohms law</text:p>
      <text:p text:style-name="P2"/>
      <text:p text:style-name="P2">Week 2:</text:p>
      <text:p text:style-name="P2">Ohm’s law</text:p>
      <text:p text:style-name="P2">Resistors</text:p>
      <text:p text:style-name="P2">Diodes</text:p>
      <text:p text:style-name="P2">build LED circuit</text:p>
      <text:p text:style-name="P2">Series/parallel</text:p>
      <text:p text:style-name="P2"/>
      <text:p text:style-name="P3">Week 3:</text:p>
      <text:p text:style-name="P3">Capacitors</text:p>
      <text:p text:style-name="P3">Transistors</text:p>
      <text:p text:style-name="P3">build Railroad light project</text:p>
      <text:p text:style-name="P3"/>
      <text:p text:style-name="P3">Week 4:</text:p>
      <text:p text:style-name="P3">Pull out the Microprocessor</text:p>
      <text:p text:style-name="P7">Start Programing </text:p>
      <text:p text:style-name="P7">-<text:span text:style-name="T6">Algorithms</text:span></text:p>
      <text:p text:style-name="P7">-<text:span text:style-name="T5">Loops</text:span></text:p>
      <text:p text:style-name="P3">Turn on a light</text:p>
      <text:p text:style-name="P3">Play with color</text:p>
      <text:p text:style-name="P3"/>
      <text:p text:style-name="P3">Week 5:</text:p>
      <text:p text:style-name="P4">What is sound?</text:p>
      <text:p text:style-name="P9">If statements</text:p>
      <text:p text:style-name="P3">Play with Sound/<text:span text:style-name="T2">frequencies</text:span></text:p>
      <text:p text:style-name="P3"/>
      <text:p text:style-name="P3">Week 6:</text:p>
      <text:p text:style-name="P3">Capacitive touch</text:p>
      <text:p text:style-name="P9">Interrupts<text:span text:style-name="T7">(Events)</text:span>/Functions</text:p>
      <text:p text:style-name="P3">Squishy circuits</text:p>
      <text:p text:style-name="P3"/>
      <text:p text:style-name="P3">Weeks 7-10: <text:span text:style-name="T2">each student </text:span>make<text:span text:style-name="T2">s</text:span> a project</text:p>
      <text:p text:style-name="P3">Project Ideas</text:p>
      <text:p text:style-name="P3">Campfire</text:p>
      <text:p text:style-name="P3">Door alarm</text:p>
      <text:p text:style-name="P4">Digital <text:span text:style-name="T4">fidget</text:span> spinner</text:p>
      <text:p text:style-name="P4">Iron Man chest thing</text:p>
      <text:p text:style-name="P4">Memory game/Simple Simon</text:p>
      <text:p text:style-name="P4">Motors</text:p>
      <text:p text:style-name="P4">Water Sensor</text:p>
      <text:p text:style-name="P4">Pedometer</text:p>
      <text:p text:style-name="P5">Clapper</text:p>
      <text:p text:style-name="P5"><text:soft-page-break/><text:span text:style-name="T3">Volume</text:span> display</text:p>
      <text:p text:style-name="P5"/>
      <text:p text:style-name="P11">Week 10: Survey, Thoughts &amp; Feedback</text:p>
      <text:p text:style-name="P5"/>
      <text:p text:style-name="P3">Backup Plan</text:p>
      <text:p text:style-name="P3">Build a batte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30:22.199595868</meta:creation-date>
    <dc:date>2017-11-05T10:47:07.269273482</dc:date>
    <meta:editing-duration>PT39M2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109" meta:character-count="701" meta:non-whitespace-character-count="635"/>
  </office:meta>
</office:document-meta>
</file>